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0201in" loext:contextual-spacing="false" fo:line-height="200%"/>
      <style:text-properties officeooo:rsid="0016a29f" officeooo:paragraph-rsid="0016a29f"/>
    </style:style>
    <style:style style:name="P2" style:family="paragraph" style:parent-style-name="Standard">
      <style:paragraph-properties fo:margin-top="0in" fo:margin-bottom="0.0201in" loext:contextual-spacing="false" fo:line-height="200%"/>
      <style:text-properties officeooo:rsid="0019838d" officeooo:paragraph-rsid="0019838d"/>
    </style:style>
    <style:style style:name="P3" style:family="paragraph" style:parent-style-name="Standard">
      <style:paragraph-properties fo:margin-top="0in" fo:margin-bottom="0.0201in" loext:contextual-spacing="false" fo:line-height="200%"/>
      <style:text-properties officeooo:rsid="001813d1" officeooo:paragraph-rsid="0016a29f"/>
    </style:style>
    <style:style style:name="P4" style:family="paragraph" style:parent-style-name="Standard">
      <style:paragraph-properties fo:margin-top="0in" fo:margin-bottom="0.0201in" loext:contextual-spacing="false" fo:line-height="200%"/>
      <style:text-properties officeooo:rsid="001813d1" officeooo:paragraph-rsid="003e1e64"/>
    </style:style>
    <style:style style:name="P5" style:family="paragraph" style:parent-style-name="Standard">
      <style:paragraph-properties fo:margin-top="0in" fo:margin-bottom="0.0201in" loext:contextual-spacing="false" fo:line-height="200%"/>
      <style:text-properties officeooo:rsid="0033649b" officeooo:paragraph-rsid="0033649b"/>
    </style:style>
    <style:style style:name="P6" style:family="paragraph" style:parent-style-name="Standard">
      <style:paragraph-properties fo:margin-top="0in" fo:margin-bottom="0.0201in" loext:contextual-spacing="false" fo:line-height="200%"/>
      <style:text-properties officeooo:rsid="0033649b" officeooo:paragraph-rsid="0036c2e8"/>
    </style:style>
    <style:style style:name="P7" style:family="paragraph" style:parent-style-name="Standard">
      <style:paragraph-properties fo:margin-top="0in" fo:margin-bottom="0.0201in" loext:contextual-spacing="false" fo:line-height="200%"/>
      <style:text-properties officeooo:rsid="0035fec6" officeooo:paragraph-rsid="0033649b"/>
    </style:style>
    <style:style style:name="P8" style:family="paragraph" style:parent-style-name="Standard">
      <style:paragraph-properties fo:margin-top="0in" fo:margin-bottom="0.0201in" loext:contextual-spacing="false" fo:line-height="200%"/>
      <style:text-properties fo:font-weight="bold" officeooo:rsid="00375964" officeooo:paragraph-rsid="00375964" style:font-weight-asian="bold" style:font-weight-complex="bold"/>
    </style:style>
    <style:style style:name="P9" style:family="paragraph" style:parent-style-name="Standard">
      <style:paragraph-properties fo:margin-top="0in" fo:margin-bottom="0.0201in" loext:contextual-spacing="false" fo:line-height="200%"/>
      <style:text-properties officeooo:rsid="00375964" officeooo:paragraph-rsid="00375964"/>
    </style:style>
    <style:style style:name="P10" style:family="paragraph" style:parent-style-name="Standard">
      <style:paragraph-properties fo:margin-top="0in" fo:margin-bottom="0.0201in" loext:contextual-spacing="false" fo:line-height="200%"/>
      <style:text-properties officeooo:rsid="001cb6bb" officeooo:paragraph-rsid="003e1e64"/>
    </style:style>
    <style:style style:name="P11" style:family="paragraph" style:parent-style-name="Standard">
      <style:paragraph-properties fo:margin-top="0in" fo:margin-bottom="0.0201in" loext:contextual-spacing="false" fo:line-height="200%"/>
      <style:text-properties style:text-line-through-style="solid" style:text-line-through-type="single" fo:font-style="italic" officeooo:rsid="001a6897" officeooo:paragraph-rsid="003e1e64" style:font-style-asian="italic" style:font-style-complex="italic"/>
    </style:style>
    <style:style style:name="P12" style:family="paragraph" style:parent-style-name="Standard">
      <style:paragraph-properties fo:margin-top="0in" fo:margin-bottom="0.0201in" loext:contextual-spacing="false" fo:line-height="200%"/>
      <style:text-properties style:text-line-through-style="solid" style:text-line-through-type="single" fo:font-style="italic" officeooo:rsid="001a6897" officeooo:paragraph-rsid="0029fb57" style:font-style-asian="italic" style:font-style-complex="italic"/>
    </style:style>
    <style:style style:name="P13" style:family="paragraph" style:parent-style-name="Standard">
      <style:paragraph-properties fo:margin-top="0in" fo:margin-bottom="0.0201in" loext:contextual-spacing="false" fo:line-height="200%"/>
      <style:text-properties style:text-line-through-style="solid" style:text-line-through-type="single" fo:font-style="italic" officeooo:rsid="001cb6bb" officeooo:paragraph-rsid="001cb6bb" style:font-style-asian="italic" style:font-style-complex="italic"/>
    </style:style>
    <style:style style:name="P14" style:family="paragraph" style:parent-style-name="Standard">
      <style:paragraph-properties fo:margin-top="0in" fo:margin-bottom="0.0201in" loext:contextual-spacing="false" fo:line-height="200%"/>
      <style:text-properties style:text-line-through-style="solid" style:text-line-through-type="single" fo:font-style="italic" officeooo:rsid="001e8513" officeooo:paragraph-rsid="001e8513" style:font-style-asian="italic" style:font-style-complex="italic"/>
    </style:style>
    <style:style style:name="P15" style:family="paragraph" style:parent-style-name="Standard">
      <style:paragraph-properties fo:margin-top="0in" fo:margin-bottom="0.0201in" loext:contextual-spacing="false" fo:line-height="200%"/>
      <style:text-properties style:text-line-through-style="solid" style:text-line-through-type="single" fo:font-style="italic" style:text-underline-style="none" officeooo:rsid="001bc989" officeooo:paragraph-rsid="003e1e64" style:font-style-asian="italic" style:font-style-complex="italic"/>
    </style:style>
    <style:style style:name="P16" style:family="paragraph" style:parent-style-name="Standard">
      <style:paragraph-properties fo:margin-top="0in" fo:margin-bottom="0.0201in" loext:contextual-spacing="false" fo:line-height="200%"/>
      <style:text-properties fo:font-style="italic" officeooo:rsid="001a6897" officeooo:paragraph-rsid="003e1e64" style:font-style-asian="italic" style:font-style-complex="italic"/>
    </style:style>
    <style:style style:name="P17" style:family="paragraph" style:parent-style-name="Standard">
      <style:paragraph-properties fo:margin-top="0in" fo:margin-bottom="0.0201in" loext:contextual-spacing="false" fo:line-height="200%"/>
      <style:text-properties fo:font-style="italic" officeooo:rsid="002c4629" officeooo:paragraph-rsid="003e1e64" style:font-style-asian="italic" style:font-style-complex="italic"/>
    </style:style>
    <style:style style:name="P18" style:family="paragraph" style:parent-style-name="Standard">
      <style:paragraph-properties fo:margin-top="0in" fo:margin-bottom="0.0201in" loext:contextual-spacing="false" fo:line-height="200%"/>
      <style:text-properties fo:font-style="italic" officeooo:rsid="002db80c" officeooo:paragraph-rsid="003e1e64" style:font-style-asian="italic" style:font-style-complex="italic"/>
    </style:style>
    <style:style style:name="P19" style:family="paragraph" style:parent-style-name="Standard">
      <style:paragraph-properties fo:margin-top="0in" fo:margin-bottom="0.0201in" loext:contextual-spacing="false" fo:line-height="200%"/>
      <style:text-properties fo:font-style="italic" officeooo:rsid="0029fb57" officeooo:paragraph-rsid="003e1e64" style:font-style-asian="italic" style:font-style-complex="italic"/>
    </style:style>
    <style:style style:name="P20" style:family="paragraph" style:parent-style-name="Standard">
      <style:paragraph-properties fo:margin-top="0in" fo:margin-bottom="0.0201in" loext:contextual-spacing="false" fo:line-height="200%"/>
      <style:text-properties fo:font-style="italic" officeooo:rsid="0029fb57" officeooo:paragraph-rsid="0029fb57" style:font-style-asian="italic" style:font-style-complex="italic"/>
    </style:style>
    <style:style style:name="P21" style:family="paragraph" style:parent-style-name="Standard">
      <style:paragraph-properties fo:margin-top="0in" fo:margin-bottom="0.0201in" loext:contextual-spacing="false" fo:line-height="200%"/>
      <style:text-properties fo:font-style="italic" officeooo:rsid="001bc989" officeooo:paragraph-rsid="001bc989" style:font-style-asian="italic" style:font-style-complex="italic"/>
    </style:style>
    <style:style style:name="P22" style:family="paragraph" style:parent-style-name="Standard">
      <style:paragraph-properties fo:margin-top="0in" fo:margin-bottom="0.0201in" loext:contextual-spacing="false" fo:line-height="200%"/>
      <style:text-properties fo:font-style="italic" officeooo:rsid="003e6391" officeooo:paragraph-rsid="003e6391" style:font-style-asian="italic" style:font-style-complex="italic"/>
    </style:style>
    <style:style style:name="P23" style:family="paragraph" style:parent-style-name="Standard">
      <style:paragraph-properties fo:margin-top="0in" fo:margin-bottom="0.0201in" loext:contextual-spacing="false" fo:line-height="200%"/>
      <style:text-properties fo:font-style="italic" officeooo:rsid="001cb6bb" officeooo:paragraph-rsid="001cb6bb" style:font-style-asian="italic" style:font-style-complex="italic"/>
    </style:style>
    <style:style style:name="P24" style:family="paragraph" style:parent-style-name="Standard">
      <style:paragraph-properties fo:margin-top="0in" fo:margin-bottom="0.0201in" loext:contextual-spacing="false" fo:line-height="200%"/>
      <style:text-properties fo:font-style="normal" officeooo:rsid="00252ff9" officeooo:paragraph-rsid="003e1e64" style:font-style-asian="normal" style:font-style-complex="normal"/>
    </style:style>
    <style:style style:name="P25" style:family="paragraph" style:parent-style-name="Standard">
      <style:paragraph-properties fo:margin-top="0in" fo:margin-bottom="0.0201in" loext:contextual-spacing="false" fo:line-height="200%"/>
      <style:text-properties fo:font-style="normal" officeooo:rsid="00252ff9" officeooo:paragraph-rsid="00375964" style:font-style-asian="normal" style:font-style-complex="normal"/>
    </style:style>
    <style:style style:name="P26" style:family="paragraph" style:parent-style-name="Standard">
      <style:paragraph-properties fo:margin-top="0in" fo:margin-bottom="0.0201in" loext:contextual-spacing="false" fo:line-height="200%"/>
      <style:text-properties fo:font-style="normal" officeooo:rsid="004101ef" officeooo:paragraph-rsid="004101ef" style:font-style-asian="normal" style:font-style-complex="normal"/>
    </style:style>
    <style:style style:name="P27" style:family="paragraph" style:parent-style-name="Standard">
      <style:paragraph-properties fo:margin-top="0in" fo:margin-bottom="0.0201in" loext:contextual-spacing="false" fo:line-height="200%"/>
      <style:text-properties fo:font-style="normal" fo:font-weight="normal" officeooo:rsid="003ff63a" officeooo:paragraph-rsid="003ff63a" style:font-style-asian="normal" style:font-weight-asian="normal" style:font-style-complex="normal" style:font-weight-complex="normal"/>
    </style:style>
    <style:style style:name="P28" style:family="paragraph" style:parent-style-name="Standard">
      <style:paragraph-properties fo:margin-top="0in" fo:margin-bottom="0.0201in" loext:contextual-spacing="false" fo:line-height="200%"/>
      <style:text-properties fo:font-style="normal" fo:font-weight="bold" officeooo:rsid="003e6391" officeooo:paragraph-rsid="003e6391" style:font-style-asian="normal" style:font-weight-asian="bold" style:font-style-complex="normal" style:font-weight-complex="bold"/>
    </style:style>
    <style:style style:name="P29" style:family="paragraph" style:parent-style-name="Standard">
      <style:paragraph-properties fo:margin-top="0in" fo:margin-bottom="0.0201in" loext:contextual-spacing="false" fo:line-height="200%"/>
      <style:text-properties officeooo:rsid="003e1e64" officeooo:paragraph-rsid="003e1e64"/>
    </style:style>
    <style:style style:name="P30" style:family="paragraph" style:parent-style-name="Standard">
      <style:paragraph-properties fo:margin-top="0in" fo:margin-bottom="0.0201in" loext:contextual-spacing="false" fo:line-height="200%"/>
      <style:text-properties fo:font-style="normal" fo:font-weight="normal" officeooo:rsid="003ff63a" officeooo:paragraph-rsid="004e9df4" style:font-style-asian="normal" style:font-weight-asian="normal" style:font-style-complex="normal" style:font-weight-complex="normal"/>
    </style:style>
    <style:style style:name="P31" style:family="paragraph" style:parent-style-name="Standard">
      <style:paragraph-properties fo:margin-top="0in" fo:margin-bottom="0.0201in" loext:contextual-spacing="false" fo:line-height="200%"/>
      <style:text-properties fo:font-style="normal" fo:font-weight="normal" officeooo:rsid="003ff63a" officeooo:paragraph-rsid="004ef338" style:font-style-asian="normal" style:font-weight-asian="normal" style:font-style-complex="normal" style:font-weight-complex="normal"/>
    </style:style>
    <style:style style:name="P32" style:family="paragraph" style:parent-style-name="Standard">
      <style:paragraph-properties fo:margin-top="0in" fo:margin-bottom="0.0201in" loext:contextual-spacing="false" fo:line-height="200%"/>
      <style:text-properties fo:font-style="normal" fo:font-weight="normal" officeooo:rsid="003ff63a" officeooo:paragraph-rsid="003ff63a" style:font-style-asian="normal" style:font-weight-asian="normal" style:font-style-complex="normal" style:font-weight-complex="normal"/>
    </style:style>
    <style:style style:name="P33" style:family="paragraph" style:parent-style-name="Standard">
      <style:paragraph-properties fo:margin-top="0in" fo:margin-bottom="0.0201in" loext:contextual-spacing="false" fo:line-height="200%"/>
      <style:text-properties fo:font-style="normal" fo:font-weight="normal" officeooo:rsid="003ff63a" officeooo:paragraph-rsid="0050ec4f" style:font-style-asian="normal" style:font-weight-asian="normal" style:font-style-complex="normal" style:font-weight-complex="normal"/>
    </style:style>
    <style:style style:name="P34" style:family="paragraph" style:parent-style-name="Standard">
      <style:paragraph-properties fo:margin-top="0in" fo:margin-bottom="0.0201in" loext:contextual-spacing="false" fo:line-height="200%"/>
      <style:text-properties officeooo:rsid="0016a29f" officeooo:paragraph-rsid="00568706"/>
    </style:style>
    <style:style style:name="P35" style:family="paragraph">
      <style:paragraph-properties fo:text-align="start"/>
    </style:style>
    <style:style style:name="T1" style:family="text">
      <style:text-properties officeooo:rsid="0019838d"/>
    </style:style>
    <style:style style:name="T2" style:family="text">
      <style:text-properties fo:background-color="#fff200" loext:char-shading-value="0"/>
    </style:style>
    <style:style style:name="T3" style:family="text">
      <style:text-properties officeooo:rsid="0019838d" fo:background-color="#fff200" loext:char-shading-value="0"/>
    </style:style>
    <style:style style:name="T4" style:family="text">
      <style:text-properties officeooo:rsid="00440f7f" fo:background-color="#fff200" loext:char-shading-value="0"/>
    </style:style>
    <style:style style:name="T5" style:family="text">
      <style:text-properties officeooo:rsid="004a111d" fo:background-color="#fff200" loext:char-shading-value="0"/>
    </style:style>
    <style:style style:name="T6" style:family="text">
      <style:text-properties officeooo:rsid="004a111d" fo:background-color="#fff200" loext:char-shading-value="0"/>
    </style:style>
    <style:style style:name="T7" style:family="text">
      <style:text-properties officeooo:rsid="004b59c5" fo:background-color="#fff200" loext:char-shading-value="0"/>
    </style:style>
    <style:style style:name="T8" style:family="text">
      <style:text-properties officeooo:rsid="001a0f1d"/>
    </style:style>
    <style:style style:name="T9" style:family="text">
      <style:text-properties officeooo:rsid="001a6897"/>
    </style:style>
    <style:style style:name="T10" style:family="text">
      <style:text-properties officeooo:rsid="001f900d"/>
    </style:style>
    <style:style style:name="T11" style:family="text">
      <style:text-properties officeooo:rsid="001ffa99"/>
    </style:style>
    <style:style style:name="T12" style:family="text">
      <style:text-properties officeooo:rsid="002161e7"/>
    </style:style>
    <style:style style:name="T13" style:family="text">
      <style:text-properties officeooo:rsid="0029fb57"/>
    </style:style>
    <style:style style:name="T14" style:family="text">
      <style:text-properties officeooo:rsid="002b4b06"/>
    </style:style>
    <style:style style:name="T15" style:family="text">
      <style:text-properties officeooo:rsid="002c4629"/>
    </style:style>
    <style:style style:name="T16" style:family="text">
      <style:text-properties style:text-line-through-style="solid" style:text-line-through-type="single"/>
    </style:style>
    <style:style style:name="T17" style:family="text">
      <style:text-properties style:text-line-through-style="solid" style:text-line-through-type="single" officeooo:rsid="002c4629"/>
    </style:style>
    <style:style style:name="T18" style:family="text">
      <style:text-properties style:text-line-through-style="solid" style:text-line-through-type="single" fo:background-color="#81d41a" loext:char-shading-value="0"/>
    </style:style>
    <style:style style:name="T19" style:family="text">
      <style:text-properties style:text-line-through-style="solid" style:text-line-through-type="single" fo:background-color="#fff200" loext:char-shading-value="0"/>
    </style:style>
    <style:style style:name="T20" style:family="text">
      <style:text-properties officeooo:rsid="002db80c" fo:background-color="#81d41a" loext:char-shading-value="0"/>
    </style:style>
    <style:style style:name="T21" style:family="text">
      <style:text-properties officeooo:rsid="002c4629" fo:background-color="#ffff00" loext:char-shading-value="0"/>
    </style:style>
    <style:style style:name="T22" style:family="text">
      <style:text-properties officeooo:rsid="002db80c" fo:background-color="#ffff00" loext:char-shading-value="0"/>
    </style:style>
    <style:style style:name="T23" style:family="text">
      <style:text-properties officeooo:rsid="002f237f" fo:background-color="#ffff00" loext:char-shading-value="0"/>
    </style:style>
    <style:style style:name="T24" style:family="text">
      <style:text-properties officeooo:rsid="0030f1dd" fo:background-color="#ffff00" loext:char-shading-value="0"/>
    </style:style>
    <style:style style:name="T25" style:family="text">
      <style:text-properties style:text-line-through-style="none" style:text-line-through-type="none" fo:background-color="#81d41a" loext:char-shading-value="0"/>
    </style:style>
    <style:style style:name="T26" style:family="text">
      <style:text-properties style:text-line-through-style="none" style:text-line-through-type="none" officeooo:rsid="002ecbc5" fo:background-color="#ffff00" loext:char-shading-value="0"/>
    </style:style>
    <style:style style:name="T27" style:family="text">
      <style:text-properties officeooo:rsid="0035fec6"/>
    </style:style>
    <style:style style:name="T28" style:family="text">
      <style:text-properties officeooo:rsid="0036c2e8"/>
    </style:style>
    <style:style style:name="T29" style:family="text">
      <style:text-properties officeooo:rsid="00391b36"/>
    </style:style>
    <style:style style:name="T30" style:family="text">
      <style:text-properties officeooo:rsid="003a8b0a"/>
    </style:style>
    <style:style style:name="T31" style:family="text">
      <style:text-properties officeooo:rsid="004174e9"/>
    </style:style>
    <style:style style:name="T32" style:family="text">
      <style:text-properties officeooo:rsid="004a111d"/>
    </style:style>
    <style:style style:name="T33" style:family="text">
      <style:text-properties fo:color="#b2b2b2"/>
    </style:style>
    <style:style style:name="T34" style:family="text">
      <style:text-properties officeooo:rsid="0054ed81"/>
    </style:style>
    <style:style style:name="T35" style:family="text">
      <style:text-properties officeooo:rsid="00568706"/>
    </style:style>
    <style:style style:name="T36" style:family="text">
      <style:text-properties fo:font-weight="bold" style:font-weight-asian="bold" style:font-weight-complex="bold"/>
    </style:style>
    <style:style style:name="T37" style:family="text">
      <style:text-properties fo:font-weight="bold" officeooo:rsid="0019838d" style:font-weight-asian="bold" style:font-weight-complex="bold"/>
    </style:style>
    <style:style style:name="T38" style:family="text">
      <style:text-properties fo:font-weight="bold" officeooo:rsid="0054ed81" style:font-weight-asian="bold" style:font-weight-complex="bold"/>
    </style:style>
    <style:style style:name="T39" style:family="text">
      <style:text-properties fo:font-weight="bold" officeooo:rsid="00568706" style:font-weight-asian="bold" style:font-weight-complex="bol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1" form:control-implementation="ooo:com.sun.star.form.component.CheckBox" xml:id="control1" form:id="control1"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4" form:id="control4"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7" form:id="control7"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1"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WORKING TITLE ] </text:span><text:span text:style-name="T37">Different patterns of diversity, richness and community composition</text:span><text:span text:style-name="T36"> of predators, parasitoids and </text:span><text:span text:style-name="T38">herbivorous Aculaeta</text:span><text:span text:style-name="T36"> </text:span><text:span text:style-name="T37">during s</text:span><text:span text:style-name="T36">uccession </text:span><text:span text:style-name="T39">of </text:span><text:span text:style-name="T36">sand quarries.</text:span></text:p>
      <text:p text:style-name="P1"/>
      <text:p text:style-name="P2">Twerd, Szefer...</text:p>
      <text:p text:style-name="P3"/>
      <text:p text:style-name="P5">Abstract</text:p>
      <text:p text:style-name="P7"/>
      <text:p text:style-name="P6"><text:span text:style-name="T28">Żwirownie małopowierzchniowe, nieużytkowane I nierekultywowane są isotonymi bankami bioróżnorodności w krajobrazie antropogenicznym. Jednakże środowiska te podlegaja dynamicznym procesom sukcesji w kierunku zadrzewień. Proces ten może mieć istotny wpływ na ich wartość dla bioróżnorodności. Pomimo tego mało jest informacji na temat tego, jak niektóre grupy owadów reagują na zmiany sukcesyjne. Określiliśmy, jak struktura zgrupowań trzech grup żądłówek Aculatea, dla których wczesniej wykazano preferencje do tego typu środowisk. Skupiliśmy się na grupach różniących sie trybem życia: roślinożercy (Apoidea), drapieżcy (Sphecidae) oraz kleptopasożyty (Chrysididae). Wykazaliśmy, że grupy te wykazują odmienne odpowiedzi na sukcesję dla ich liczności różnorodności I bogactwa gatunkowego.</text:span> <text:span text:style-name="T28">Struktura zgrupowań była istotnie różna pomiędzy poszczególnyumi stadiami sukcesji </text:span>(amount of variation explained might be an indicator of the strength of their response <text:span text:style-name="T27">oddzielnie dla róznych grup</text:span>). Apiformes <text:span text:style-name="T28">i</text:span> Chrysididae <text:span text:style-name="T28">wykazały preferencję do pośrednich stadiów sukcesji</text:span>, <text:span text:style-name="T28">podczas gdy </text:span>Spheciformes <text:span text:style-name="T28">nie zmieniały się w posczególnych stadiach</text:span>. <text:span text:style-name="T28">Zidentyfikowaliśmy gatunki, które reagwały dodatni, ujemnie I według krzywj wypukłej lub wklęsłej na stadia sukcesji.</text:span> <text:span text:style-name="T28">W naszych danych prędkość zastępowania się gatunków była największa dla … b</text:span>eta diversity in time...)</text:p>
      <text:p text:style-name="P3"/>
      <text:p text:style-name="P8">Wstęp</text:p>
      <text:p text:style-name="P9"><text:soft-page-break/></text:p>
      <text:p text:style-name="P4">Anthropogenic is usually associated with the loss of diversity yand ecosystem complxity, leading to simplified community structure. However for some groups anthropogenic disturbances can be beneficial as showed for wild bees. However spontaneous succession on abandoned sand quarries may influence the abundance and diversity of aculaeta. <text:span text:style-name="T1">[</text:span><text:span text:style-name="T3">What does successional theory tell us about their richness, diversity, and abundance. SEM in different stages top-down vs bottom-up. </text:span><text:span text:style-name="T1">] </text:span>Theory states that diversity of plants and herbivores and pollinators associated with them would increase with time (?) and accumulate both specialists and rare species. <text:span text:style-name="T8">There might be even different factors affecting these measurments in different successional stages. </text:span>However, it might not be true for many aculaeta, for which spontaneous succession of grasslands usually result in decreased diversity. Insects with different life histories might react different on spontaneous succession. However, this topic didn’t receive much attention in recent years.</text:p>
      <text:p text:style-name="P4">IN this paper w focused on pollinators with different life histories: herbivores, predators and their parasitoids to show [how?] their community composition responds to vegetation succession in abandoned sand quarries. We hypothesize that:…..[].</text:p>
      <text:p text:style-name="P4"/>
      <text:p text:style-name="P10">There is lacking description of how different groups changing.</text:p>
      <text:p text:style-name="P4"><text:line-break/><text:span text:style-name="T9">Here we attempt to answer the following:</text:span></text:p>
      <text:p text:style-name="P11"/>
      <text:p text:style-name="P16"><text:span text:style-name="T10">(1)</text:span>. How are patterns of <text:span text:style-name="T13">species richness </text:span>diversity, <text:span text:style-name="T10">abundance</text:span> and richness change in different stages?</text:p>
      <text:p text:style-name="P17">[X] <text:span text:style-name="T20">What are some patterns in richness diversity and abundance in different groups </text:span><text:span text:style-name="T18">Barplots and glm tests</text:span><text:span text:style-name="T25"> </text:span><text:span text:style-name="T26">[finish plots]</text:span></text:p>
      <text:p text:style-name="P16"><text:soft-page-break/><text:span text:style-name="T15">[ <text:s/>] Does community composition change in various stages, Which species drive the change?: </text:span><text:span text:style-name="T21">RDA with stages. </text:span><text:span text:style-name="T22">Goodness of fit for species </text:span><text:span text:style-name="T23">(done but the interpretation is difficult), </text:span><text:span text:style-name="T24">what does gof show? How well the ordination model fit the insect data?</text:span></text:p>
      <text:p text:style-name="P17">[ <text:s/>] (characteristic species): Ind val. </text:p>
      <text:p text:style-name="P16"><text:span text:style-name="T15">[X] </text:span><text:span text:style-name="T17">Beta diversity at different <text:s/>stages (betareg)</text:span><text:span text:style-name="T15">, </text:span></text:p>
      <text:p text:style-name="P17">[ <text:s/>] rarefaction curves.</text:p>
      <text:p text:style-name="P18">[ <text:s/>] co-occurences?</text:p>
      <text:p text:style-name="P16"/>
      <text:p text:style-name="P19">(2.) Are there different patterns for each group? <text:span text:style-name="T14">What patterns exactly do we anticipate?</text:span></text:p>
      <text:p text:style-name="P16"/>
      <text:p text:style-name="P16"><text:span text:style-name="T10">(3</text:span>.<text:span text:style-name="T10">)</text:span> Which species are associated with <text:span text:style-name="T14">different</text:span> successional st<text:span text:style-name="T14">ages</text:span>?</text:p>
      <text:p text:style-name="P16"/>
      <text:p text:style-name="P15"><text:span text:style-name="T11">(4</text:span>.<text:span text:style-name="T11">)</text:span> Which vegetation and landscape characteristics help to explain these changes?</text:p>
      <text:p text:style-name="P24"/>
      <text:p text:style-name="P26">Teoria sukcesji oraz nasze poprzednie badania (Twerd et al. 20xx) sugeruje, że żwirownie powinny doświadczyć znacznej zmiany struktury zgrupowań, ze względu na drastycznie zmiewniające się warunki środowiskowe, od których zależne są żądłówki. </text:p>
      <text:p text:style-name="P24"/>
      <text:p text:style-name="P8">Materiały <text:span text:style-name="T29">i</text:span> metody</text:p>
      <text:p text:style-name="P9"/>
      <text:p text:style-name="P29">RDA</text:p>
      <text:p text:style-name="P29">GLM</text:p>
      <text:p text:style-name="P29">IndVal</text:p>
      <text:p text:style-name="P29">Beta diersity</text:p>
      <text:p text:style-name="P29"><text:soft-page-break/></text:p>
      <text:p text:style-name="P8">Wyniki</text:p>
      <text:p text:style-name="P8"/>
      <text:p text:style-name="P27">Do zrobienia</text:p>
      <text:p text:style-name="P27"><draw:control text:anchor-type="as-char" draw:z-index="0" draw:name="Shape1" draw:style-name="gr1" draw:text-style-name="P35" svg:width="0.2161in" svg:height="0.2697in" draw:control="control1"/>Litery testów pos-hoc na wykresie z modelami glm.</text:p>
      <text:p text:style-name="P27"><draw:control text:anchor-type="as-char" draw:z-index="1" draw:name="Shape1" draw:style-name="gr1" draw:text-style-name="P35" svg:width="0.2161in" svg:height="0.2697in" draw:control="control2"/>Wybrać współczynnik zastępowania się zgrupowań, <text:span text:style-name="T31">[Legendre &amp; De Cáceres (2012) – powiazanie ordynacji i beta różnorodności], czy jest sens obliczać wewnątrzgrupową beta różnorodność? Czy uzywając funkcji beta.sample.abund mogę obliczyć prędkość zastępowania się gatunkóow w poszczególnyuch stadiach?</text:span></text:p>
      <text:p text:style-name="P27"><draw:control text:anchor-type="as-char" draw:z-index="2" draw:name="Shape1" draw:style-name="gr1" draw:text-style-name="P35" svg:width="0.2161in" svg:height="0.2697in" draw:control="control3"/>Obliczyć współczynnik zastępowania się zgrupowań</text:p>
      <text:p text:style-name="P30"><draw:control text:anchor-type="as-char" draw:z-index="3" draw:name="Shape1" draw:style-name="gr1" draw:text-style-name="P35" svg:width="0.2161in" svg:height="0.2697in" draw:control="control4"/><text:span text:style-name="T16">Oddzielnie RDA dla każdej grupy</text:span> </text:p>
      <text:p text:style-name="P31"><text:span text:style-name="T2"><draw:control text:anchor-type="as-char" draw:z-index="7" draw:name="Shape1" draw:style-name="gr1" draw:text-style-name="P35" svg:width="0.2161in" svg:height="0.2697in" draw:control="control8"/></text:span><text:span text:style-name="T4">(powinno być jeden model RDA, ale 3 ryciny prezentujące gatunki)</text:span></text:p>
      <text:p text:style-name="P27"><draw:control text:anchor-type="as-char" draw:z-index="4" draw:name="Shape1" draw:style-name="gr1" draw:text-style-name="P35" svg:width="0.2161in" svg:height="0.2697in" draw:control="control5"/>Tabela z gatunkami (jeśli nazwy zbyt nakładają się na siebie)</text:p>
      <text:p text:style-name="P27"><draw:control text:anchor-type="as-char" draw:z-index="5" draw:name="Shape1" draw:style-name="gr1" draw:text-style-name="P35" svg:width="0.2161in" svg:height="0.2697in" draw:control="control6"/><text:span text:style-name="T33">Na wykresie RDA krzywe pokazujące odpowiedzi gatunków?</text:span></text:p>
      <text:p text:style-name="P27"><draw:control text:anchor-type="as-char" draw:z-index="6" draw:name="Shape1" draw:style-name="gr1" draw:text-style-name="P35" svg:width="0.2161in" svg:height="0.2697in" draw:control="control7"/><text:span text:style-name="T16">Tabela z Ind Val,</text:span></text:p>
      <text:p text:style-name="P33"><draw:control text:anchor-type="as-char" draw:z-index="8" draw:name="Shape1" draw:style-name="gr1" draw:text-style-name="P35" svg:width="0.2161in" svg:height="0.2697in" draw:control="control9"/><text:span text:style-name="T6">dodać grup</text:span><text:span text:style-name="T7">y</text:span><text:span text:style-name="T32">.</text:span></text:p>
      <text:p text:style-name="P9"/>
      <text:p text:style-name="P8">Dyskusja</text:p>
      <text:p text:style-name="P9"/>
      <text:p text:style-name="P9"/>
      <text:p text:style-name="P9"/>
      <text:p text:style-name="P8">Literatura</text:p>
      <text:p text:style-name="P25"><text:soft-page-break/></text:p>
      <text:p text:style-name="P21"/>
      <text:p text:style-name="P28">Notatki</text:p>
      <text:p text:style-name="P22"/>
      <text:p text:style-name="P20"><text:span text:style-name="T30">Odrzucone</text:span> </text:p>
      <text:p text:style-name="P20"/>
      <text:p text:style-name="P12">1. How does proportion of oligolectic and polilectic (narrow host/pray and brad host/pray range) change with different successional stages? <text:span text:style-name="T10">(tu jest problem bo nie jest wyraźnie wyodrębnione, a już na pewno nie dla grzebaczowatych ani złotolitek).</text:span></text:p>
      <text:p text:style-name="P12"/>
      <text:p text:style-name="P12"><text:span text:style-name="T11">(</text:span>3.<text:span text:style-name="T11">)</text:span> Which stages are best for endangered and rare species in different groups? <text:span text:style-name="T13">(not sampled well enough)</text:span></text:p>
      <text:p text:style-name="P21"/>
      <text:p text:style-name="P13"><text:span text:style-name="T11">(</text:span>6.<text:span text:style-name="T11">)</text:span> Is species composition more random at the initial stage and decreases with successional stages (null model Raup-Crick, beta diversity)? <text:span text:style-name="T13">(community is not sampled well enough)</text:span></text:p>
      <text:p text:style-name="P23"/>
      <text:p text:style-name="P14"><text:span text:style-name="T12">(7.) </text:span>Was there a tipping point and succession does not follow the same path for bees (we would need to compare with somem undisturbed areas in the vicinity)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0:16:58.145209123</meta:creation-date>
    <dc:date>2020-03-04T12:40:49.963471683</dc:date>
    <meta:editing-duration>PT11H43M2S</meta:editing-duration>
    <meta:editing-cycles>53</meta:editing-cycles>
    <meta:generator>LibreOffice/6.1.6.3$Linux_X86_64 LibreOffice_project/10$Build-3</meta:generator>
    <meta:document-statistic meta:table-count="0" meta:image-count="0" meta:object-count="0" meta:page-count="5" meta:paragraph-count="44" meta:word-count="762" meta:character-count="5445" meta:non-whitespace-character-count="4714"/>
  </office:meta>
</office:document-meta>
</file>